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haris SIL" svg:font-family="'Charis SIL'"/>
    <style:font-face style:name="CharisSIL" svg:font-family="CharisSIL"/>
    <style:font-face style:name="Gentium" svg:font-family="Gentium"/>
    <style:font-face style:name="Mojikyo-M202" svg:font-family="Mojikyo-M202"/>
    <style:font-face style:name="宋体" svg:font-family="宋体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haris SIL1" svg:font-family="'Charis SIL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haris SIL1" style:font-name-asian="Charis SIL1"/>
    </style:style>
    <style:style style:name="ce2" style:family="table-cell" style:parent-style-name="Default">
      <style:text-properties style:font-name="Charis SIL1" style:font-name-asian="Charis SIL1" style:font-name-complex="Tahoma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Charis SI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CharisSIL" fo:font-size="11pt" fo:language="en" fo:country="US" fo:font-style="normal" fo:text-shadow="none" style:text-underline-style="none" fo:font-weight="normal" style:text-underline-mode="continuous" style:text-line-through-mode="continuous" style:font-size-asian="11pt" style:language-asian="en" style:country-asian="US" style:font-style-asian="normal" style:font-weight-asian="normal" style:font-name-complex="CharisSIL" style:font-size-complex="6.25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CharisSIL" fo:font-size="11pt" style:font-name-asian="CharisSIL" style:font-size-asian="11pt" style:font-name-complex="CharisSIL" style:font-size-complex="6.30000019073486pt"/>
    </style:style>
    <style:style style:name="T2" style:family="text">
      <style:text-properties style:font-name="Mojikyo-M202" fo:font-size="12pt" style:font-name-asian="Mojikyo-M202" style:font-size-asian="12pt" style:font-name-complex="Mojikyo-M202" style:font-size-complex="6.80000019073486pt"/>
    </style:style>
    <style:style style:name="T3" style:family="text">
      <style:text-properties style:font-name="CharisSIL" fo:font-size="11.5pt" style:font-name-asian="CharisSIL" style:font-size-asian="11.5pt" style:font-name-complex="CharisSIL" style:font-size-complex="6.5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龙山</text:p>
          </table:table-cell>
          <table:table-cell table:number-columns-repeated="2"/>
          <table:table-cell office:value-type="string">
            <text:p>泸溪</text:p>
          </table:table-cell>
          <table:table-cell/>
          <table:table-cell office:value-type="string">
            <text:p>词义</text:p>
          </table:table-cell>
          <table:table-cell office:value-type="string">
            <text:p>茶堡</text:p>
          </table:table-cell>
          <table:table-cell office:value-type="string">
            <text:p>藏语</text:p>
          </table:table-cell>
          <table:table-cell office:value-type="string">
            <text:p>汉语</text:p>
          </table:table-cell>
          <table:table-cell office:value-type="string">
            <text:p>借词</text:p>
          </table:table-cell>
          <table:table-cell office:value-type="string">
            <text:p>卡岭语</text:p>
          </table:table-cell>
          <table:table-cell office:value-type="string">
            <text:p>西夏文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ɯè</text:p>
          </table:table-cell>
          <table:table-cell office:value-type="string">
            <text:p>ɯe</text:p>
          </table:table-cell>
          <table:table-cell office:value-type="float" office:value="35">
            <text:p>35</text:p>
          </table:table-cell>
          <table:table-cell office:value-type="string">
            <text:p>mɯe21</text:p>
          </table:table-cell>
          <table:table-cell/>
          <table:table-cell office:value-type="string">
            <text:p>天</text:p>
          </table:table-cell>
          <table:table-cell office:value-type="string">
            <text:p>tɯ-mɯ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̀u</text:p>
          </table:table-cell>
          <table:table-cell office:value-type="string">
            <text:p>au</text:p>
          </table:table-cell>
          <table:table-cell office:value-type="float" office:value="21">
            <text:p>21</text:p>
          </table:table-cell>
          <table:table-cell office:value-type="string">
            <text:p>lo35 ji55</text:p>
          </table:table-cell>
          <table:table-cell/>
          <table:table-cell office:value-type="string">
            <text:p>太阳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̀ s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lo35 ɕi55</text:p>
          </table:table-cell>
          <table:table-cell/>
          <table:table-cell office:value-type="string">
            <text:p>月亮</text:p>
          </table:table-cell>
          <table:table-cell office:value-type="string">
            <text:p>tɯ-sla?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ziě sú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zie33ŋɯe21</text:p>
          </table:table-cell>
          <table:table-cell/>
          <table:table-cell office:value-type="string">
            <text:p>风</text:p>
          </table:table-cell>
          <table:table-cell office:value-type="string">
            <text:p>qale?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ɯě ts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zie35dzi55</text:p>
          </table:table-cell>
          <table:table-cell office:value-type="string">
            <text:p>dz</text:p>
          </table:table-cell>
          <table:table-cell office:value-type="string">
            <text:p>雨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sǔ sǔ 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su21su21</text:p>
          </table:table-cell>
          <table:table-cell/>
          <table:table-cell office:value-type="string">
            <text:p>雪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sh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tshie35</text:p>
          </table:table-cell>
          <table:table-cell/>
          <table:table-cell office:value-type="string">
            <text:p>水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地</text:p>
          </table:table-cell>
          <table:table-cell table:number-columns-repeated="2"/>
          <table:table-cell office:value-type="string">
            <text:p>地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ŋ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ŋa21</text:p>
          </table:table-cell>
          <table:table-cell/>
          <table:table-cell office:value-type="string">
            <text:p>银子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h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doŋ21</text:p>
          </table:table-cell>
          <table:table-cell/>
          <table:table-cell office:value-type="string">
            <text:p>铜</text:p>
          </table:table-cell>
          <table:table-cell table:number-columns-repeated="2"/>
          <table:table-cell office:value-type="string">
            <text:p>铜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ɕiê</text:p>
          </table:table-cell>
          <table:table-cell office:value-type="string">
            <text:p>ie</text:p>
          </table:table-cell>
          <table:table-cell office:value-type="float" office:value="53">
            <text:p>53</text:p>
          </table:table-cell>
          <table:table-cell office:value-type="string">
            <text:p>ɕie35</text:p>
          </table:table-cell>
          <table:table-cell/>
          <table:table-cell office:value-type="string">
            <text:p>铁</text:p>
          </table:table-cell>
          <table:table-cell office:value-type="string">
            <text:p>ɕom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ɕ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ɕi33</text:p>
          </table:table-cell>
          <table:table-cell/>
          <table:table-cell office:value-type="string">
            <text:p>锡</text:p>
          </table:table-cell>
          <table:table-cell table:number-columns-repeated="2"/>
          <table:table-cell office:value-type="string">
            <text:p>锡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number-columns-repeated="3"/>
          <table:table-cell office:value-type="string">
            <text:p>lɯ35</text:p>
          </table:table-cell>
          <table:table-cell/>
          <table:table-cell office:value-type="string">
            <text:p>石头</text:p>
          </table:table-cell>
          <table:table-cell table:number-columns-repeated="4"/>
          <table:table-cell office:value-type="string">
            <text:p>lūŋ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mɯe21</text:p>
          </table:table-cell>
          <table:table-cell/>
          <table:table-cell office:value-type="string">
            <text:p>煤</text:p>
          </table:table-cell>
          <table:table-cell table:number-columns-repeated="2"/>
          <table:table-cell office:value-type="string">
            <text:p>煤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à th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a21di35</text:p>
          </table:table-cell>
          <table:table-cell/>
          <table:table-cell office:value-type="string">
            <text:p>下面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ɲioŋ35</text:p>
          </table:table-cell>
          <table:table-cell/>
          <table:table-cell office:value-type="string">
            <text:p>年</text:p>
          </table:table-cell>
          <table:table-cell table:number-columns-repeated="2"/>
          <table:table-cell office:value-type="string">
            <text:p>年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xɯ21</text:p>
          </table:table-cell>
          <table:table-cell/>
          <table:table-cell office:value-type="string">
            <text:p>月（一月）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ɲ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ɲie21</text:p>
          </table:table-cell>
          <table:table-cell/>
          <table:table-cell office:value-type="string">
            <text:p>天（日）</text:p>
          </table:table-cell>
          <table:table-cell office:value-type="string">
            <text:p>tɯ-sŋi</text:p>
          </table:table-cell>
          <table:table-cell office:value-type="string">
            <text:p>ɲin</text:p>
          </table:table-cell>
          <table:table-cell office:value-type="string">
            <text:p>日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wo33</text:p>
          </table:table-cell>
          <table:table-cell/>
          <table:table-cell office:value-type="string">
            <text:p>黄牛</text:p>
          </table:table-cell>
          <table:table-cell office:value-type="string">
            <text:p>nɯŋa</text:p>
          </table:table-cell>
          <table:table-cell/>
          <table:table-cell office:value-type="string">
            <text:p>牛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mo33</text:p>
          </table:table-cell>
          <table:table-cell/>
          <table:table-cell office:value-type="string">
            <text:p>马</text:p>
          </table:table-cell>
          <table:table-cell table:number-columns-repeated="2"/>
          <table:table-cell office:value-type="string">
            <text:p>马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ts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dzi33</text:p>
          </table:table-cell>
          <table:table-cell office:value-type="string">
            <text:p>dz</text:p>
          </table:table-cell>
          <table:table-cell office:value-type="string">
            <text:p>猪</text:p>
          </table:table-cell>
          <table:table-cell office:value-type="string">
            <text:p>ndza?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zǒ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zo33</text:p>
          </table:table-cell>
          <table:table-cell/>
          <table:table-cell office:value-type="string">
            <text:p>羊</text:p>
          </table:table-cell>
          <table:table-cell office:value-type="string">
            <text:p>qaʑo</text:p>
          </table:table-cell>
          <table:table-cell office:value-type="string">
            <text:p>gjaŋ</text:p>
          </table:table-cell>
          <table:table-cell office:value-type="string">
            <text:p>羊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àu thó li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thu35</text:p>
          </table:table-cell>
          <table:table-cell/>
          <table:table-cell office:value-type="string">
            <text:p>兔子</text:p>
          </table:table-cell>
          <table:table-cell office:value-type="string">
            <text:p>qala? (=li)</text:p>
          </table:table-cell>
          <table:table-cell/>
          <table:table-cell office:value-type="string">
            <text:p>兔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h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pho33</text:p>
          </table:table-cell>
          <table:table-cell/>
          <table:table-cell office:value-type="string">
            <text:p>龙</text:p>
          </table:table-cell>
          <table:table-cell table:number-columns-repeated="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l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ləin33</text:p>
          </table:table-cell>
          <table:table-cell/>
          <table:table-cell office:value-type="string">
            <text:p>老虎</text:p>
          </table:table-cell>
          <table:table-cell table:number-columns-repeated="6"/>
          <table:table-cell table:style-name="ce4" office:value-type="string">
            <text:p>k-la² 1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ɣɯê</text:p>
          </table:table-cell>
          <table:table-cell office:value-type="string">
            <text:p>ɯe</text:p>
          </table:table-cell>
          <table:table-cell office:value-type="float" office:value="53">
            <text:p>53</text:p>
          </table:table-cell>
          <table:table-cell office:value-type="string">
            <text:p>ɣɯe33</text:p>
          </table:table-cell>
          <table:table-cell/>
          <table:table-cell office:value-type="string">
            <text:p>猴子</text:p>
          </table:table-cell>
          <table:table-cell table:number-columns-repeated="7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lǎ tɕ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wu33tɕi33</text:p>
          </table:table-cell>
          <table:table-cell/>
          <table:table-cell office:value-type="string">
            <text:p>麂子</text:p>
          </table:table-cell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shǐ ts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tshi35tsu33</text:p>
          </table:table-cell>
          <table:table-cell/>
          <table:table-cell office:value-type="string">
            <text:p>豪猪</text:p>
          </table:table-cell>
          <table:table-cell table:number-columns-repeated="7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z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zie35bie21</text:p>
          </table:table-cell>
          <table:table-cell/>
          <table:table-cell office:value-type="string">
            <text:p>老鼠</text:p>
          </table:table-cell>
          <table:table-cell office:value-type="string">
            <text:p>βʑɯ?</text:p>
          </table:table-cell>
          <table:table-cell table:number-columns-repeated="6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z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鸡</text:p>
          </table:table-cell>
          <table:table-cell table:number-columns-repeated="5"/>
          <table:table-cell table:style-name="ce3" office:value-type="string">
            <text:p><text:span text:style-name="T1">4546 </text:span><text:span text:style-name="T2">羃</text:span><text:span text:style-name="T3">.jaar </text:span><text:span text:style-name="T1">2.75</text:span></text:p>
          </table:table-cell>
          <table:table-cell table:style-name="ce5" office:value-type="string">
            <text:p>k-ràk 005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ŋ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office:value-type="string">
            <text:p>ŋo33</text:p>
          </table:table-cell>
          <table:table-cell/>
          <table:table-cell office:value-type="string">
            <text:p>鹅</text:p>
          </table:table-cell>
          <table:table-cell table:number-columns-repeated="2"/>
          <table:table-cell office:value-type="string">
            <text:p>鹅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ǎu tɕ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jie33tɕhi33</text:p>
          </table:table-cell>
          <table:table-cell/>
          <table:table-cell office:value-type="string">
            <text:p>雉</text:p>
          </table:table-cell>
          <table:table-cell table:number-columns-repeated="7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khɯé tɕhiè p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ka33tɕi33po35</text:p>
          </table:table-cell>
          <table:table-cell/>
          <table:table-cell office:value-type="string">
            <text:p>青蛙</text:p>
          </table:table-cell>
          <table:table-cell office:value-type="string">
            <text:p>qaɕpa</text:p>
          </table:table-cell>
          <table:table-cell office:value-type="string">
            <text:p>sbal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ǒŋ</text:p>
          </table:table-cell>
          <table:table-cell office:value-type="string">
            <text:p>oŋ</text:p>
          </table:table-cell>
          <table:table-cell office:value-type="float" office:value="35">
            <text:p>35</text:p>
          </table:table-cell>
          <table:table-cell office:value-type="string">
            <text:p>si33ŋɯe21</text:p>
          </table:table-cell>
          <table:table-cell/>
          <table:table-cell office:value-type="string">
            <text:p>鱼</text:p>
          </table:table-cell>
          <table:table-cell/>
          <table:table-cell office:value-type="string">
            <text:p>ɲa</text:p>
          </table:table-cell>
          <table:table-cell office:value-type="string">
            <text:p>鱼</text:p>
          </table:table-cell>
          <table:table-cell/>
          <table:table-cell office:value-type="string">
            <text:p>ŋɵ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w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tɯ55phɯe35</text:p>
          </table:table-cell>
          <table:table-cell/>
          <table:table-cell office:value-type="string">
            <text:p>蛇</text:p>
          </table:table-cell>
          <table:table-cell office:value-type="string">
            <text:p>qapri</text:p>
          </table:table-cell>
          <table:table-cell office:value-type="string">
            <text:p>sbrul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í lì</text:p>
          </table:table-cell>
          <table:table-cell office:value-type="string">
            <text:p>l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跳蚤</text:p>
          </table:table-cell>
          <table:table-cell office:value-type="string">
            <text:p>mdzadi</text:p>
          </table:table-cell>
          <table:table-cell office:value-type="string">
            <text:p>ldʑi.ba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í 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a21si55</text:p>
          </table:table-cell>
          <table:table-cell/>
          <table:table-cell office:value-type="string">
            <text:p>虱子</text:p>
          </table:table-cell>
          <table:table-cell office:value-type="string">
            <text:p>zrɯɣ</text:p>
          </table:table-cell>
          <table:table-cell office:value-type="string">
            <text:p>ɕig</text:p>
          </table:table-cell>
          <table:table-cell office:value-type="string">
            <text:p>虱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table:number-columns-repeated="3"/>
          <table:table-cell office:value-type="string">
            <text:p>ma55wan21</text:p>
          </table:table-cell>
          <table:table-cell/>
          <table:table-cell office:value-type="string">
            <text:p>水蛭</text:p>
          </table:table-cell>
          <table:table-cell table:number-columns-repeated="7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́ l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lie21</text:p>
          </table:table-cell>
          <table:table-cell/>
          <table:table-cell office:value-type="string">
            <text:p>蛋</text:p>
          </table:table-cell>
          <table:table-cell table:number-columns-repeated="7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tsáu t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tsau55tsi33</text:p>
          </table:table-cell>
          <table:table-cell/>
          <table:table-cell office:value-type="string">
            <text:p>爪子</text:p>
          </table:table-cell>
          <table:table-cell table:number-columns-repeated="2"/>
          <table:table-cell office:value-type="string">
            <text:p>爪子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thì khǒ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di21kho21</text:p>
          </table:table-cell>
          <table:table-cell/>
          <table:table-cell office:value-type="string">
            <text:p>蹄</text:p>
          </table:table-cell>
          <table:table-cell table:number-columns-repeated="7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khɯe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a33khɯe21</text:p>
          </table:table-cell>
          <table:table-cell/>
          <table:table-cell office:value-type="string">
            <text:p>角</text:p>
          </table:table-cell>
          <table:table-cell office:value-type="string">
            <text:p>ta-ʁrɯ</text:p>
          </table:table-cell>
          <table:table-cell office:value-type="string">
            <text:p>ru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liè phǒŋ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lia35tɯ55</text:p>
          </table:table-cell>
          <table:table-cell/>
          <table:table-cell office:value-type="string">
            <text:p>尾巴</text:p>
          </table:table-cell>
          <table:table-cell table:number-columns-repeated="7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khà mòŋ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kho35</text:p>
          </table:table-cell>
          <table:table-cell/>
          <table:table-cell office:value-type="string">
            <text:p>树</text:p>
          </table:table-cell>
          <table:table-cell table:number-columns-repeated="7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áu tshòŋ khà m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dʑoŋ35ko55kho35</text:p>
          </table:table-cell>
          <table:table-cell/>
          <table:table-cell office:value-type="string">
            <text:p>松树</text:p>
          </table:table-cell>
          <table:table-cell table:number-columns-repeated="7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ǎ khà mòŋ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so33kho33</text:p>
          </table:table-cell>
          <table:table-cell/>
          <table:table-cell office:value-type="string">
            <text:p>杉树</text:p>
          </table:table-cell>
          <table:table-cell table:number-columns-repeated="7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mu33</text:p>
          </table:table-cell>
          <table:table-cell/>
          <table:table-cell office:value-type="string">
            <text:p>竹子</text:p>
          </table:table-cell>
          <table:table-cell table:number-columns-repeated="7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mǐ mí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a21ɲi55</text:p>
          </table:table-cell>
          <table:table-cell/>
          <table:table-cell office:value-type="string">
            <text:p>竹笋</text:p>
          </table:table-cell>
          <table:table-cell table:number-columns-repeated="7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ǐ pú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bu33lɯe21</text:p>
          </table:table-cell>
          <table:table-cell/>
          <table:table-cell office:value-type="string">
            <text:p>稻子</text:p>
          </table:table-cell>
          <table:table-cell table:number-columns-repeated="7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lú mú; lóŋ móŋ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ɣɯ21mo21</text:p>
          </table:table-cell>
          <table:table-cell/>
          <table:table-cell office:value-type="string">
            <text:p>大麦</text:p>
          </table:table-cell>
          <table:table-cell table:number-columns-repeated="7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tɕhí m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荞麦</text:p>
          </table:table-cell>
          <table:table-cell table:number-columns-repeated="2"/>
          <table:table-cell office:value-type="string">
            <text:p>荞麦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khá tɕhié tɕhi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ka35tɕie55</text:p>
          </table:table-cell>
          <table:table-cell/>
          <table:table-cell office:value-type="string">
            <text:p>茄子</text:p>
          </table:table-cell>
          <table:table-cell table:number-columns-repeated="7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á pɯe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la33bɯe33</text:p>
          </table:table-cell>
          <table:table-cell/>
          <table:table-cell office:value-type="string">
            <text:p>萝卜</text:p>
          </table:table-cell>
          <table:table-cell table:number-columns-repeated="2"/>
          <table:table-cell office:value-type="string">
            <text:p>萝卜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table:number-columns-repeated="3"/>
          <table:table-cell office:value-type="string">
            <text:p>bu21dau21</text:p>
          </table:table-cell>
          <table:table-cell/>
          <table:table-cell office:value-type="string">
            <text:p>葡萄</text:p>
          </table:table-cell>
          <table:table-cell table:number-columns-repeated="2"/>
          <table:table-cell office:value-type="string">
            <text:p>葡萄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草</text:p>
          </table:table-cell>
          <table:table-cell office:value-type="string">
            <text:p>xɕaj?</text:p>
          </table:table-cell>
          <table:table-cell table:number-columns-repeated="6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ɣɯé tha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a33ɣɯ21</text:p>
          </table:table-cell>
          <table:table-cell/>
          <table:table-cell office:value-type="string">
            <text:p>叶子</text:p>
          </table:table-cell>
          <table:table-cell table:number-columns-repeated="7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á ph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phɯe35</text:p>
          </table:table-cell>
          <table:table-cell/>
          <table:table-cell office:value-type="string">
            <text:p>穗子</text:p>
          </table:table-cell>
          <table:table-cell table:number-columns-repeated="7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khó pa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头</text:p>
          </table:table-cell>
          <table:table-cell office:value-type="string">
            <text:p>tɯ-ku</text:p>
          </table:table-cell>
          <table:table-cell office:value-type="string">
            <text:p>mgo</text:p>
          </table:table-cell>
          <table:table-cell table:number-columns-repeated="5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ǎ tɕhí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a21so21</text:p>
          </table:table-cell>
          <table:table-cell/>
          <table:table-cell office:value-type="string">
            <text:p>头发</text:p>
          </table:table-cell>
          <table:table-cell/>
          <table:table-cell office:value-type="string">
            <text:p>ʔag tshom?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lǒ pú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a21la55tɕi35</text:p>
          </table:table-cell>
          <table:table-cell/>
          <table:table-cell office:value-type="string">
            <text:p>眼睛</text:p>
          </table:table-cell>
          <table:table-cell table:number-columns-repeated="7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ə̌n tɕ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kɯ35tɕi55dɯ35</text:p>
          </table:table-cell>
          <table:table-cell/>
          <table:table-cell office:value-type="string">
            <text:p>鼻子</text:p>
          </table:table-cell>
          <table:table-cell table:number-columns-repeated="7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ə̀n tɕh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耳朵</text:p>
          </table:table-cell>
          <table:table-cell table:number-columns-repeated="7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í 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si33ta35</text:p>
          </table:table-cell>
          <table:table-cell/>
          <table:table-cell office:value-type="string">
            <text:p>牙齿</text:p>
          </table:table-cell>
          <table:table-cell office:value-type="string">
            <text:p>tɯ-ɕɣa</text:p>
          </table:table-cell>
          <table:table-cell office:value-type="string">
            <text:p>so</text:p>
          </table:table-cell>
          <table:table-cell table:number-columns-repeated="5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jǐ l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dzi33la33</text:p>
          </table:table-cell>
          <table:table-cell/>
          <table:table-cell office:value-type="string">
            <text:p>舌头</text:p>
          </table:table-cell>
          <table:table-cell/>
          <table:table-cell office:value-type="string">
            <text:p>ldag, ldʑags</text:p>
          </table:table-cell>
          <table:table-cell table:number-columns-repeated="5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ɕ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a35dʑie55</text:p>
          </table:table-cell>
          <table:table-cell/>
          <table:table-cell office:value-type="string">
            <text:p>手</text:p>
          </table:table-cell>
          <table:table-cell table:number-columns-repeated="7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àn</text:p>
          </table:table-cell>
          <table:table-cell office:value-type="string">
            <text:p>an</text:p>
          </table:table-cell>
          <table:table-cell office:value-type="float" office:value="21">
            <text:p>21</text:p>
          </table:table-cell>
          <table:table-cell office:value-type="string">
            <text:p>mán55</text:p>
          </table:table-cell>
          <table:table-cell/>
          <table:table-cell office:value-type="string">
            <text:p>乳房</text:p>
          </table:table-cell>
          <table:table-cell table:number-columns-repeated="7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mɯè tshì khɯé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mɯe35tɕi55</text:p>
          </table:table-cell>
          <table:table-cell/>
          <table:table-cell office:value-type="string">
            <text:p>肚子</text:p>
          </table:table-cell>
          <table:table-cell table:number-columns-repeated="7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́ t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a35die55</text:p>
          </table:table-cell>
          <table:table-cell/>
          <table:table-cell office:value-type="string">
            <text:p>腰</text:p>
          </table:table-cell>
          <table:table-cell table:number-columns-repeated="7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tɕ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a21dʑi35</text:p>
          </table:table-cell>
          <table:table-cell/>
          <table:table-cell office:value-type="string">
            <text:p>脚</text:p>
          </table:table-cell>
          <table:table-cell table:number-columns-repeated="7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lú k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kha35khɯ55</text:p>
          </table:table-cell>
          <table:table-cell/>
          <table:table-cell office:value-type="string">
            <text:p>骨头</text:p>
          </table:table-cell>
          <table:table-cell table:number-columns-repeated="7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tɕín</text:p>
          </table:table-cell>
          <table:table-cell office:value-type="string">
            <text:p>in</text:p>
          </table:table-cell>
          <table:table-cell office:value-type="float" office:value="55">
            <text:p>55</text:p>
          </table:table-cell>
          <table:table-cell office:value-type="string">
            <text:p>tɕin55xo21</text:p>
          </table:table-cell>
          <table:table-cell/>
          <table:table-cell office:value-type="string">
            <text:p>筋</text:p>
          </table:table-cell>
          <table:table-cell table:number-columns-repeated="2"/>
          <table:table-cell office:value-type="string">
            <text:p>筋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miê</text:p>
          </table:table-cell>
          <table:table-cell office:value-type="string">
            <text:p>ie</text:p>
          </table:table-cell>
          <table:table-cell office:value-type="float" office:value="53">
            <text:p>53</text:p>
          </table:table-cell>
          <table:table-cell office:value-type="string">
            <text:p>mie21mie21</text:p>
          </table:table-cell>
          <table:table-cell/>
          <table:table-cell office:value-type="string">
            <text:p>血</text:p>
          </table:table-cell>
          <table:table-cell table:number-columns-repeated="2"/>
          <table:table-cell office:value-type="string">
            <text:p>血?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table:number-columns-repeated="3"/>
          <table:table-cell office:value-type="string">
            <text:p>fɯi35</text:p>
          </table:table-cell>
          <table:table-cell/>
          <table:table-cell office:value-type="string">
            <text:p>肺</text:p>
          </table:table-cell>
          <table:table-cell table:number-columns-repeated="2"/>
          <table:table-cell office:value-type="string">
            <text:p>肺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table:number-columns-repeated="3"/>
          <table:table-cell office:value-type="string">
            <text:p>khɯ55tan55</text:p>
          </table:table-cell>
          <table:table-cell/>
          <table:table-cell office:value-type="string">
            <text:p>胆</text:p>
          </table:table-cell>
          <table:table-cell table:number-columns-repeated="2"/>
          <table:table-cell office:value-type="string">
            <text:p>胆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table:number-columns-repeated="3"/>
          <table:table-cell office:value-type="string">
            <text:p>dan21</text:p>
          </table:table-cell>
          <table:table-cell/>
          <table:table-cell office:value-type="string">
            <text:p>痰</text:p>
          </table:table-cell>
          <table:table-cell table:number-columns-repeated="2"/>
          <table:table-cell office:value-type="string">
            <text:p>痰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sie21</text:p>
          </table:table-cell>
          <table:table-cell/>
          <table:table-cell office:value-type="string">
            <text:p>屎</text:p>
          </table:table-cell>
          <table:table-cell table:number-columns-repeated="7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th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女生殖器</text:p>
          </table:table-cell>
          <table:table-cell table:number-columns-repeated="7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z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男生殖器</text:p>
          </table:table-cell>
          <table:table-cell table:number-columns-repeated="7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l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人</text:p>
          </table:table-cell>
          <table:table-cell table:number-columns-repeated="7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ɕiéts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铁匠</text:p>
          </table:table-cell>
          <table:table-cell table:number-columns-repeated="2"/>
          <table:table-cell office:value-type="string">
            <text:p>匠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há khà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pha55lie21</text:p>
          </table:table-cell>
          <table:table-cell/>
          <table:table-cell office:value-type="string">
            <text:p>汉族</text:p>
          </table:table-cell>
          <table:table-cell table:number-columns-repeated="7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mo33ŋɯe21</text:p>
          </table:table-cell>
          <table:table-cell/>
          <table:table-cell office:value-type="string">
            <text:p>女婿</text:p>
          </table:table-cell>
          <table:table-cell office:value-type="string">
            <text:p>tɤ-nmaʁ</text:p>
          </table:table-cell>
          <table:table-cell office:value-type="string">
            <text:p>mag</text:p>
          </table:table-cell>
          <table:table-cell table:number-columns-repeated="5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tsǐ ɯè tsì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tsi21tsi21</text:p>
          </table:table-cell>
          <table:table-cell/>
          <table:table-cell office:value-type="string">
            <text:p>侄子</text:p>
          </table:table-cell>
          <table:table-cell office:value-type="string">
            <text:p>tɯ-ftsa</text:p>
          </table:table-cell>
          <table:table-cell office:value-type="string">
            <text:p>tsha.bo</text:p>
          </table:table-cell>
          <table:table-cell table:number-columns-repeated="5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á ŋái</text:p>
          </table:table-cell>
          <table:table-cell office:value-type="string">
            <text:p>ai</text:p>
          </table:table-cell>
          <table:table-cell office:value-type="float" office:value="55">
            <text:p>55</text:p>
          </table:table-cell>
          <table:table-cell office:value-type="string">
            <text:p>a21ŋo35</text:p>
          </table:table-cell>
          <table:table-cell/>
          <table:table-cell office:value-type="string">
            <text:p>弟弟</text:p>
          </table:table-cell>
          <table:table-cell table:number-columns-repeated="7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phu35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phu33ŋɯe21</text:p>
          </table:table-cell>
          <table:table-cell/>
          <table:table-cell office:value-type="string">
            <text:p>媳妇</text:p>
          </table:table-cell>
          <table:table-cell table:number-columns-repeated="7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zié pǐ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zie21bie21</text:p>
          </table:table-cell>
          <table:table-cell/>
          <table:table-cell office:value-type="string">
            <text:p>孙子</text:p>
          </table:table-cell>
          <table:table-cell table:number-columns-repeated="7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tsh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tsha33bu21</text:p>
          </table:table-cell>
          <table:table-cell/>
          <table:table-cell office:value-type="string">
            <text:p>房屋</text:p>
          </table:table-cell>
          <table:table-cell table:number-columns-repeated="7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í pa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ɕi33di35</text:p>
          </table:table-cell>
          <table:table-cell/>
          <table:table-cell office:value-type="string">
            <text:p>衣服</text:p>
          </table:table-cell>
          <table:table-cell table:number-columns-repeated="7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kh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khu55di21</text:p>
          </table:table-cell>
          <table:table-cell/>
          <table:table-cell office:value-type="string">
            <text:p>裤子</text:p>
          </table:table-cell>
          <table:table-cell table:number-columns-repeated="7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tshié khɯè; khó tsh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枕头</text:p>
          </table:table-cell>
          <table:table-cell office:value-type="string">
            <text:p>tɤ-mkɯm</text:p>
          </table:table-cell>
          <table:table-cell/>
          <table:table-cell office:value-type="string">
            <text:p>枕</text:p>
          </table:table-cell>
          <table:table-cell table:number-columns-repeated="4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si35</text:p>
          </table:table-cell>
          <table:table-cell/>
          <table:table-cell office:value-type="string">
            <text:p>肉</text:p>
          </table:table-cell>
          <table:table-cell office:value-type="string">
            <text:p>tɯ-ɕa</text:p>
          </table:table-cell>
          <table:table-cell office:value-type="string">
            <text:p>ɕa</text:p>
          </table:table-cell>
          <table:table-cell table:number-columns-repeated="5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tsì ɣ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si35ɣɯe55</text:p>
          </table:table-cell>
          <table:table-cell/>
          <table:table-cell office:value-type="string">
            <text:p>米</text:p>
          </table:table-cell>
          <table:table-cell table:number-columns-repeated="7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t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dzi35</text:p>
          </table:table-cell>
          <table:table-cell office:value-type="string">
            <text:p>dz</text:p>
          </table:table-cell>
          <table:table-cell office:value-type="string">
            <text:p>饭</text:p>
          </table:table-cell>
          <table:table-cell office:value-type="string">
            <text:p>ndza</text:p>
          </table:table-cell>
          <table:table-cell table:number-columns-repeated="6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z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zie21</text:p>
          </table:table-cell>
          <table:table-cell/>
          <table:table-cell office:value-type="string">
            <text:p>酒</text:p>
          </table:table-cell>
          <table:table-cell table:number-columns-repeated="7"/>
        </table:table-row>
        <table:table-row table:style-name="ro1">
          <table:table-cell office:value-type="float" office:value="498">
            <text:p>498</text:p>
          </table:table-cell>
          <table:table-cell table:number-columns-repeated="3"/>
          <table:table-cell office:value-type="string">
            <text:p>dan33san33</text:p>
          </table:table-cell>
          <table:table-cell/>
          <table:table-cell office:value-type="string">
            <text:p>团馓</text:p>
          </table:table-cell>
          <table:table-cell table:number-columns-repeated="2"/>
          <table:table-cell office:value-type="string">
            <text:p>团馓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phókhɯ̀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phɯe55dɯ33</text:p>
          </table:table-cell>
          <table:table-cell/>
          <table:table-cell office:value-type="string">
            <text:p>斧头</text:p>
          </table:table-cell>
          <table:table-cell office:value-type="string">
            <text:p>tɯ-rpa?</text:p>
          </table:table-cell>
          <table:table-cell table:number-columns-repeated="6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tshiè tsh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a21zie21dzie21</text:p>
          </table:table-cell>
          <table:table-cell/>
          <table:table-cell office:value-type="string">
            <text:p>糖</text:p>
          </table:table-cell>
          <table:table-cell table:number-columns-repeated="7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phǎ (+715)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ba21mi21</text:p>
          </table:table-cell>
          <table:table-cell/>
          <table:table-cell office:value-type="string">
            <text:p>耙子</text:p>
          </table:table-cell>
          <table:table-cell table:number-columns-repeated="2"/>
          <table:table-cell office:value-type="string">
            <text:p>耙子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khɯ̌</text:p>
          </table:table-cell>
          <table:table-cell office:value-type="string">
            <text:p>ɯ</text:p>
          </table:table-cell>
          <table:table-cell office:value-type="float" office:value="35">
            <text:p>35</text:p>
          </table:table-cell>
          <table:table-cell office:value-type="string">
            <text:p>khɯ33to21</text:p>
          </table:table-cell>
          <table:table-cell/>
          <table:table-cell office:value-type="string">
            <text:p>锯子</text:p>
          </table:table-cell>
          <table:table-cell table:number-columns-repeated="7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á ŋái</text:p>
          </table:table-cell>
          <table:table-cell office:value-type="string">
            <text:p>ai</text:p>
          </table:table-cell>
          <table:table-cell office:value-type="float" office:value="55">
            <text:p>55</text:p>
          </table:table-cell>
          <table:table-cell office:value-type="string">
            <text:p>a21ɣɯ55</text:p>
          </table:table-cell>
          <table:table-cell/>
          <table:table-cell office:value-type="string">
            <text:p>针</text:p>
          </table:table-cell>
          <table:table-cell office:value-type="string">
            <text:p>taqaβ?</text:p>
          </table:table-cell>
          <table:table-cell table:number-columns-repeated="6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thóŋmòŋ</text:p>
          </table:table-cell>
          <table:table-cell office:value-type="string">
            <text:p>oŋ</text:p>
          </table:table-cell>
          <table:table-cell office:value-type="float" office:value="55">
            <text:p>55</text:p>
          </table:table-cell>
          <table:table-cell office:value-type="string">
            <text:p>tu55mu35</text:p>
          </table:table-cell>
          <table:table-cell/>
          <table:table-cell office:value-type="string">
            <text:p>线</text:p>
          </table:table-cell>
          <table:table-cell table:number-columns-repeated="7"/>
        </table:table-row>
        <table:table-row table:style-name="ro1">
          <table:table-cell office:value-type="float" office:value="515">
            <text:p>515</text:p>
          </table:table-cell>
          <table:table-cell table:number-columns-repeated="3"/>
          <table:table-cell office:value-type="string">
            <text:p>(tu55mu35) phie33</text:p>
          </table:table-cell>
          <table:table-cell/>
          <table:table-cell office:value-type="string">
            <text:p>纺车</text:p>
          </table:table-cell>
          <table:table-cell office:value-type="string">
            <text:p>jpɣo</text:p>
          </table:table-cell>
          <table:table-cell office:value-type="string">
            <text:p>ɴphaŋ.ma</text:p>
          </table:table-cell>
          <table:table-cell office:value-type="string">
            <text:p>纺</text:p>
          </table:table-cell>
          <table:table-cell table:number-columns-repeated="4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kh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kho35</text:p>
          </table:table-cell>
          <table:table-cell/>
          <table:table-cell office:value-type="string">
            <text:p>柴</text:p>
          </table:table-cell>
          <table:table-cell table:number-columns-repeated="7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pútsi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mu21dzi35</text:p>
          </table:table-cell>
          <table:table-cell/>
          <table:table-cell office:value-type="string">
            <text:p>筷子</text:p>
          </table:table-cell>
          <table:table-cell table:number-columns-repeated="7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pù tshǐ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mu35tshi55</text:p>
          </table:table-cell>
          <table:table-cell/>
          <table:table-cell office:value-type="string">
            <text:p>草木灰</text:p>
          </table:table-cell>
          <table:table-cell table:number-columns-repeated="7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l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lo55xo21</text:p>
          </table:table-cell>
          <table:table-cell/>
          <table:table-cell office:value-type="string">
            <text:p>路</text:p>
          </table:table-cell>
          <table:table-cell/>
          <table:table-cell office:value-type="string">
            <text:p>lam</text:p>
          </table:table-cell>
          <table:table-cell table:number-columns-repeated="2"/>
          <table:table-cell office:value-type="string">
            <text:p>lɛ̄m</text:p>
          </table:table-cell>
          <table:table-cell table:number-columns-repeated="2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pû</text:p>
          </table:table-cell>
          <table:table-cell office:value-type="string">
            <text:p>u</text:p>
          </table:table-cell>
          <table:table-cell office:value-type="float" office:value="53">
            <text:p>53</text:p>
          </table:table-cell>
          <table:table-cell office:value-type="string">
            <text:p>bu21tɕi55</text:p>
          </table:table-cell>
          <table:table-cell/>
          <table:table-cell office:value-type="string">
            <text:p>船</text:p>
          </table:table-cell>
          <table:table-cell table:number-columns-repeated="7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mɯě</text:p>
          </table:table-cell>
          <table:table-cell office:value-type="string">
            <text:p>ɯe</text:p>
          </table:table-cell>
          <table:table-cell office:value-type="float" office:value="35">
            <text:p>35</text:p>
          </table:table-cell>
          <table:table-cell office:value-type="string">
            <text:p>mɯe21</text:p>
          </table:table-cell>
          <table:table-cell/>
          <table:table-cell office:value-type="string">
            <text:p>墨水</text:p>
          </table:table-cell>
          <table:table-cell table:number-columns-repeated="7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tshí ts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mu21tshi21</text:p>
          </table:table-cell>
          <table:table-cell/>
          <table:table-cell office:value-type="string">
            <text:p>字</text:p>
          </table:table-cell>
          <table:table-cell table:number-columns-repeated="2"/>
          <table:table-cell office:value-type="string">
            <text:p>字</text:p>
          </table:table-cell>
          <table:table-cell table:number-columns-repeated="4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x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xɯe35bu21</text:p>
          </table:table-cell>
          <table:table-cell/>
          <table:table-cell office:value-type="string">
            <text:p>锣</text:p>
          </table:table-cell>
          <table:table-cell table:number-columns-repeated="7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s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sie35</text:p>
          </table:table-cell>
          <table:table-cell/>
          <table:table-cell office:value-type="string">
            <text:p>药</text:p>
          </table:table-cell>
          <table:table-cell table:number-columns-repeated="7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mù tsi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moŋ35</text:p>
          </table:table-cell>
          <table:table-cell/>
          <table:table-cell office:value-type="string">
            <text:p>梦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á z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a21zie35</text:p>
          </table:table-cell>
          <table:table-cell/>
          <table:table-cell office:value-type="string">
            <text:p>鬼</text:p>
          </table:table-cell>
          <table:table-cell table:number-columns-repeated="7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p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bo35</text:p>
          </table:table-cell>
          <table:table-cell/>
          <table:table-cell office:value-type="string">
            <text:p>看</text:p>
          </table:table-cell>
          <table:table-cell table:number-columns-repeated="7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j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bo21ji35</text:p>
          </table:table-cell>
          <table:table-cell/>
          <table:table-cell office:value-type="string">
            <text:p>看见</text:p>
          </table:table-cell>
          <table:table-cell table:number-columns-repeated="7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z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xo33zi21</text:p>
          </table:table-cell>
          <table:table-cell/>
          <table:table-cell office:value-type="string">
            <text:p>听</text:p>
          </table:table-cell>
          <table:table-cell table:number-columns-repeated="7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tɕhíɲ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ɲie35</text:p>
          </table:table-cell>
          <table:table-cell/>
          <table:table-cell office:value-type="string">
            <text:p>闭上（眼睛）</text:p>
          </table:table-cell>
          <table:table-cell table:number-columns-repeated="7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k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吃</text:p>
          </table:table-cell>
          <table:table-cell office:value-type="string">
            <text:p>nɤŋka</text:p>
          </table:table-cell>
          <table:table-cell table:number-columns-repeated="3"/>
          <table:table-cell office:value-type="string">
            <text:p>kA</text:p>
          </table:table-cell>
          <table:table-cell table:number-columns-repeated="2"/>
        </table:table-row>
        <table:table-row table:style-name="ro1">
          <table:table-cell office:value-type="float" office:value="629">
            <text:p>629</text:p>
          </table:table-cell>
          <table:table-cell table:number-columns-repeated="3"/>
          <table:table-cell office:value-type="string">
            <text:p>dzɯ33</text:p>
          </table:table-cell>
          <table:table-cell/>
          <table:table-cell office:value-type="string">
            <text:p>喝</text:p>
          </table:table-cell>
          <table:table-cell office:value-type="string">
            <text:p>ndza</text:p>
          </table:table-cell>
          <table:table-cell table:number-columns-repeated="6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tɕh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tɕhie35</text:p>
          </table:table-cell>
          <table:table-cell/>
          <table:table-cell office:value-type="string">
            <text:p>咀嚼</text:p>
          </table:table-cell>
          <table:table-cell table:number-columns-repeated="7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l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lio21</text:p>
          </table:table-cell>
          <table:table-cell/>
          <table:table-cell office:value-type="string">
            <text:p>添</text:p>
          </table:table-cell>
          <table:table-cell/>
          <table:table-cell office:value-type="string">
            <text:p>ldag</text:p>
          </table:table-cell>
          <table:table-cell office:value-type="string">
            <text:p>食</text:p>
          </table:table-cell>
          <table:table-cell table:number-columns-repeated="4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ph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phi55</text:p>
          </table:table-cell>
          <table:table-cell/>
          <table:table-cell office:value-type="string">
            <text:p>吐</text:p>
          </table:table-cell>
          <table:table-cell office:value-type="string">
            <text:p>mɯjphɤt</text:p>
          </table:table-cell>
          <table:table-cell table:number-columns-repeated="6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lóŋ</text:p>
          </table:table-cell>
          <table:table-cell office:value-type="string">
            <text:p>oŋ</text:p>
          </table:table-cell>
          <table:table-cell office:value-type="float" office:value="55">
            <text:p>55</text:p>
          </table:table-cell>
          <table:table-cell office:value-type="string">
            <text:p>ɲioŋ55</text:p>
          </table:table-cell>
          <table:table-cell/>
          <table:table-cell office:value-type="string">
            <text:p>咳嗽</text:p>
          </table:table-cell>
          <table:table-cell table:number-columns-repeated="7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m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mi55</text:p>
          </table:table-cell>
          <table:table-cell/>
          <table:table-cell office:value-type="string">
            <text:p>吹</text:p>
          </table:table-cell>
          <table:table-cell office:value-type="string">
            <text:p>ɣɤmɯt</text:p>
          </table:table-cell>
          <table:table-cell table:number-columns-repeated="6"/>
        </table:table-row>
        <table:table-row table:style-name="ro3">
          <table:table-cell office:value-type="float" office:value="646">
            <text:p>646</text:p>
          </table:table-cell>
          <table:table-cell office:value-type="string">
            <text:p>tshó (669 带)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dzo35</text:p>
          </table:table-cell>
          <table:table-cell/>
          <table:table-cell office:value-type="string">
            <text:p>拿</text:p>
          </table:table-cell>
          <table:table-cell/>
          <table:table-cell office:value-type="string">
            <text:p>bzuŋ?</text:p>
          </table:table-cell>
          <table:table-cell table:number-columns-repeated="5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th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thie55</text:p>
          </table:table-cell>
          <table:table-cell/>
          <table:table-cell office:value-type="string">
            <text:p>摘</text:p>
          </table:table-cell>
          <table:table-cell table:number-columns-repeated="7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tshí tsh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tsha35</text:p>
          </table:table-cell>
          <table:table-cell/>
          <table:table-cell office:value-type="string">
            <text:p>撕</text:p>
          </table:table-cell>
          <table:table-cell table:number-columns-repeated="7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thú th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thu55</text:p>
          </table:table-cell>
          <table:table-cell/>
          <table:table-cell office:value-type="string">
            <text:p>捡</text:p>
          </table:table-cell>
          <table:table-cell/>
          <table:table-cell office:value-type="string">
            <text:p>ɴthu?</text:p>
          </table:table-cell>
          <table:table-cell table:number-columns-repeated="5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tɕ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dʑi21</text:p>
          </table:table-cell>
          <table:table-cell/>
          <table:table-cell office:value-type="string">
            <text:p>骑</text:p>
          </table:table-cell>
          <table:table-cell table:number-columns-repeated="7"/>
        </table:table-row>
        <table:table-row table:style-name="ro2">
          <table:table-cell office:value-type="float" office:value="684">
            <text:p>684</text:p>
          </table:table-cell>
          <table:table-cell office:value-type="string">
            <text:p>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ɯ35</text:p>
          </table:table-cell>
          <table:table-cell/>
          <table:table-cell office:value-type="string">
            <text:p>坐</text:p>
          </table:table-cell>
          <table:table-cell table:number-columns-repeated="5"/>
          <table:table-cell table:style-name="ce3" office:value-type="string">
            <text:p><text:span text:style-name="T1">2407 </text:span><text:span text:style-name="T2">揺</text:span><text:span text:style-name="T3">dzeej </text:span><text:span text:style-name="T1">2.34</text:span></text:p>
          </table:table-cell>
          <table:table-cell office:value-type="string">
            <text:p>dzi² 065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ɣɯ̌</text:p>
          </table:table-cell>
          <table:table-cell office:value-type="string">
            <text:p>ɯ</text:p>
          </table:table-cell>
          <table:table-cell office:value-type="float" office:value="35">
            <text:p>35</text:p>
          </table:table-cell>
          <table:table-cell office:value-type="string">
            <text:p>ɣɯ21</text:p>
          </table:table-cell>
          <table:table-cell/>
          <table:table-cell office:value-type="string">
            <text:p>走</text:p>
          </table:table-cell>
          <table:table-cell table:number-columns-repeated="7"/>
        </table:table-row>
        <table:table-row table:style-name="ro1">
          <table:table-cell office:value-type="float" office:value="672">
            <text:p>672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si55</text:p>
          </table:table-cell>
          <table:table-cell/>
          <table:table-cell office:value-type="string">
            <text:p>站</text:p>
          </table:table-cell>
          <table:table-cell table:number-columns-repeated="7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w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a33</text:p>
          </table:table-cell>
          <table:table-cell/>
          <table:table-cell office:value-type="string">
            <text:p>背</text:p>
          </table:table-cell>
          <table:table-cell table:number-columns-repeated="7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pɯê</text:p>
          </table:table-cell>
          <table:table-cell office:value-type="string">
            <text:p>ɯe</text:p>
          </table:table-cell>
          <table:table-cell office:value-type="float" office:value="53">
            <text:p>53</text:p>
          </table:table-cell>
          <table:table-cell office:value-type="string">
            <text:p>phɯe35</text:p>
          </table:table-cell>
          <table:table-cell/>
          <table:table-cell office:value-type="string">
            <text:p>抱</text:p>
          </table:table-cell>
          <table:table-cell table:number-columns-repeated="7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xɯ̂</text:p>
          </table:table-cell>
          <table:table-cell office:value-type="string">
            <text:p>ɯ</text:p>
          </table:table-cell>
          <table:table-cell office:value-type="float" office:value="54">
            <text:p>54</text:p>
          </table:table-cell>
          <table:table-cell office:value-type="string">
            <text:p>xɯ55</text:p>
          </table:table-cell>
          <table:table-cell/>
          <table:table-cell office:value-type="string">
            <text:p>休息</text:p>
          </table:table-cell>
          <table:table-cell table:number-columns-repeated="7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ɲ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ɲie33</text:p>
          </table:table-cell>
          <table:table-cell/>
          <table:table-cell office:value-type="string">
            <text:p>睡</text:p>
          </table:table-cell>
          <table:table-cell table:number-columns-repeated="7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z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zi33</text:p>
          </table:table-cell>
          <table:table-cell/>
          <table:table-cell office:value-type="string">
            <text:p>做</text:p>
          </table:table-cell>
          <table:table-cell table:number-columns-repeated="7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á s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a21so35</text:p>
          </table:table-cell>
          <table:table-cell/>
          <table:table-cell office:value-type="string">
            <text:p>连接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pɯé (709)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bɯe33</text:p>
          </table:table-cell>
          <table:table-cell/>
          <table:table-cell office:value-type="string">
            <text:p>抬</text:p>
          </table:table-cell>
          <table:table-cell table:number-columns-repeated="7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ŋ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ŋo33</text:p>
          </table:table-cell>
          <table:table-cell/>
          <table:table-cell office:value-type="string">
            <text:p>割</text:p>
          </table:table-cell>
          <table:table-cell table:number-columns-repeated="7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s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sie55</text:p>
          </table:table-cell>
          <table:table-cell/>
          <table:table-cell office:value-type="string">
            <text:p>播</text:p>
          </table:table-cell>
          <table:table-cell table:number-columns-repeated="7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s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so55</text:p>
          </table:table-cell>
          <table:table-cell/>
          <table:table-cell office:value-type="string">
            <text:p>劈</text:p>
          </table:table-cell>
          <table:table-cell table:number-columns-repeated="7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ts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起床</text:p>
          </table:table-cell>
          <table:table-cell office:value-type="string">
            <text:p>mdzur?</text:p>
          </table:table-cell>
          <table:table-cell table:number-columns-repeated="6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th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织</text:p>
          </table:table-cell>
          <table:table-cell office:value-type="string">
            <text:p>taʁ</text:p>
          </table:table-cell>
          <table:table-cell office:value-type="string">
            <text:p>btags</text:p>
          </table:table-cell>
          <table:table-cell office:value-type="string">
            <text:p>织</text:p>
          </table:table-cell>
          <table:table-cell/>
          <table:table-cell office:value-type="string">
            <text:p>tô:</text:p>
          </table:table-cell>
          <table:table-cell table:number-columns-repeated="2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w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wu33</text:p>
          </table:table-cell>
          <table:table-cell/>
          <table:table-cell office:value-type="string">
            <text:p>量</text:p>
          </table:table-cell>
          <table:table-cell table:number-columns-repeated="7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ph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phu55</text:p>
          </table:table-cell>
          <table:table-cell/>
          <table:table-cell office:value-type="string">
            <text:p>买</text:p>
          </table:table-cell>
          <table:table-cell office:value-type="string">
            <text:p>ɯ-phɯ</text:p>
          </table:table-cell>
          <table:table-cell table:number-columns-repeated="6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l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lu35</text:p>
          </table:table-cell>
          <table:table-cell/>
          <table:table-cell office:value-type="string">
            <text:p>卖</text:p>
          </table:table-cell>
          <table:table-cell table:number-columns-repeated="7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tɕh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tɕhi55</text:p>
          </table:table-cell>
          <table:table-cell/>
          <table:table-cell office:value-type="string">
            <text:p>称</text:p>
          </table:table-cell>
          <table:table-cell table:number-columns-repeated="7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ǎ ɣɯ́</text:p>
          </table:table-cell>
          <table:table-cell office:value-type="string">
            <text:p>ɯ</text:p>
          </table:table-cell>
          <table:table-cell office:value-type="float" office:value="55">
            <text:p>55</text:p>
          </table:table-cell>
          <table:table-cell office:value-type="string">
            <text:p>a21ɣɯe55</text:p>
          </table:table-cell>
          <table:table-cell/>
          <table:table-cell office:value-type="string">
            <text:p>学</text:p>
          </table:table-cell>
          <table:table-cell table:number-columns-repeated="7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ɣ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wo55</text:p>
          </table:table-cell>
          <table:table-cell/>
          <table:table-cell office:value-type="string">
            <text:p>写</text:p>
          </table:table-cell>
          <table:table-cell office:value-type="string">
            <text:p>rɤt</text:p>
          </table:table-cell>
          <table:table-cell table:number-columns-repeated="6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j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mu33ɲie33</text:p>
          </table:table-cell>
          <table:table-cell/>
          <table:table-cell office:value-type="string">
            <text:p>擦</text:p>
          </table:table-cell>
          <table:table-cell table:number-columns-repeated="7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lǒ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la55</text:p>
          </table:table-cell>
          <table:table-cell/>
          <table:table-cell office:value-type="string">
            <text:p>煮</text:p>
          </table:table-cell>
          <table:table-cell table:number-columns-repeated="7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thôŋ</text:p>
          </table:table-cell>
          <table:table-cell office:value-type="string">
            <text:p>oŋ</text:p>
          </table:table-cell>
          <table:table-cell office:value-type="float" office:value="53">
            <text:p>53</text:p>
          </table:table-cell>
          <table:table-cell office:value-type="string">
            <text:p>tɯ33</text:p>
          </table:table-cell>
          <table:table-cell/>
          <table:table-cell office:value-type="string">
            <text:p>蒸</text:p>
          </table:table-cell>
          <table:table-cell table:number-columns-repeated="7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thûw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tu33wu35</text:p>
          </table:table-cell>
          <table:table-cell/>
          <table:table-cell office:value-type="string">
            <text:p>烤</text:p>
          </table:table-cell>
          <table:table-cell table:number-columns-repeated="7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p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ɯ33</text:p>
          </table:table-cell>
          <table:table-cell/>
          <table:table-cell office:value-type="string">
            <text:p>杀</text:p>
          </table:table-cell>
          <table:table-cell table:number-columns-repeated="7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l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lo35</text:p>
          </table:table-cell>
          <table:table-cell/>
          <table:table-cell office:value-type="string">
            <text:p>缝</text:p>
          </table:table-cell>
          <table:table-cell table:number-columns-repeated="7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t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do33</text:p>
          </table:table-cell>
          <table:table-cell/>
          <table:table-cell office:value-type="string">
            <text:p>穿</text:p>
          </table:table-cell>
          <table:table-cell table:number-columns-repeated="7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sie55</text:p>
          </table:table-cell>
          <table:table-cell/>
          <table:table-cell office:value-type="string">
            <text:p>插</text:p>
          </table:table-cell>
          <table:table-cell table:number-columns-repeated="7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w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ŋa55</text:p>
          </table:table-cell>
          <table:table-cell/>
          <table:table-cell office:value-type="string">
            <text:p>洗</text:p>
          </table:table-cell>
          <table:table-cell table:number-columns-repeated="7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ph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pu33</text:p>
          </table:table-cell>
          <table:table-cell/>
          <table:table-cell office:value-type="string">
            <text:p>补</text:p>
          </table:table-cell>
          <table:table-cell office:value-type="string">
            <text:p>ɕphɤt?</text:p>
          </table:table-cell>
          <table:table-cell table:number-columns-repeated="6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ɕi35</text:p>
          </table:table-cell>
          <table:table-cell/>
          <table:table-cell office:value-type="string">
            <text:p>梳</text:p>
          </table:table-cell>
          <table:table-cell table:number-columns-repeated="7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x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xu35</text:p>
          </table:table-cell>
          <table:table-cell/>
          <table:table-cell office:value-type="string">
            <text:p>编</text:p>
          </table:table-cell>
          <table:table-cell table:number-columns-repeated="7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ɣɯ̀</text:p>
          </table:table-cell>
          <table:table-cell office:value-type="string">
            <text:p>ɯ</text:p>
          </table:table-cell>
          <table:table-cell office:value-type="float" office:value="21">
            <text:p>21</text:p>
          </table:table-cell>
          <table:table-cell office:value-type="string">
            <text:p>ɯ35</text:p>
          </table:table-cell>
          <table:table-cell/>
          <table:table-cell office:value-type="string">
            <text:p>扫</text:p>
          </table:table-cell>
          <table:table-cell table:number-columns-repeated="7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thǒŋ</text:p>
          </table:table-cell>
          <table:table-cell office:value-type="string">
            <text:p>oŋ</text:p>
          </table:table-cell>
          <table:table-cell office:value-type="float" office:value="35">
            <text:p>35</text:p>
          </table:table-cell>
          <table:table-cell office:value-type="string">
            <text:p>thɯ33</text:p>
          </table:table-cell>
          <table:table-cell/>
          <table:table-cell office:value-type="string">
            <text:p>开</text:p>
          </table:table-cell>
          <table:table-cell table:number-columns-repeated="7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tɕ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tɕie33</text:p>
          </table:table-cell>
          <table:table-cell/>
          <table:table-cell office:value-type="string">
            <text:p>揭开</text:p>
          </table:table-cell>
          <table:table-cell table:number-columns-repeated="7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ph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pha55</text:p>
          </table:table-cell>
          <table:table-cell/>
          <table:table-cell office:value-type="string">
            <text:p>放掉</text:p>
          </table:table-cell>
          <table:table-cell table:number-columns-repeated="7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phɯe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phɯe55</text:p>
          </table:table-cell>
          <table:table-cell/>
          <table:table-cell office:value-type="string">
            <text:p>包</text:p>
          </table:table-cell>
          <table:table-cell table:number-columns-repeated="7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s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a33sɯ35</text:p>
          </table:table-cell>
          <table:table-cell/>
          <table:table-cell office:value-type="string">
            <text:p>塞</text:p>
          </table:table-cell>
          <table:table-cell table:number-columns-repeated="7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sú s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su33</text:p>
          </table:table-cell>
          <table:table-cell/>
          <table:table-cell office:value-type="string">
            <text:p>藏</text:p>
          </table:table-cell>
          <table:table-cell table:number-columns-repeated="7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th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thɯe55</text:p>
          </table:table-cell>
          <table:table-cell/>
          <table:table-cell office:value-type="string">
            <text:p>点火</text:p>
          </table:table-cell>
          <table:table-cell table:number-columns-repeated="7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t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dɯi35</text:p>
          </table:table-cell>
          <table:table-cell/>
          <table:table-cell office:value-type="string">
            <text:p>要</text:p>
          </table:table-cell>
          <table:table-cell table:number-columns-repeated="7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ɣ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wo35</text:p>
          </table:table-cell>
          <table:table-cell/>
          <table:table-cell office:value-type="string">
            <text:p>娶</text:p>
          </table:table-cell>
          <table:table-cell table:number-columns-repeated="7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ph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pha55</text:p>
          </table:table-cell>
          <table:table-cell/>
          <table:table-cell office:value-type="string">
            <text:p>嫁</text:p>
          </table:table-cell>
          <table:table-cell table:number-columns-repeated="7"/>
        </table:table-row>
        <table:table-row table:style-name="ro1">
          <table:table-cell office:value-type="float" office:value="817">
            <text:p>817</text:p>
          </table:table-cell>
          <table:table-cell table:number-columns-repeated="3"/>
          <table:table-cell office:value-type="string">
            <text:p>ŋɯ55</text:p>
          </table:table-cell>
          <table:table-cell/>
          <table:table-cell office:value-type="string">
            <text:p>借</text:p>
          </table:table-cell>
          <table:table-cell office:value-type="string">
            <text:p>rŋo</text:p>
          </table:table-cell>
          <table:table-cell office:value-type="string">
            <text:p>rɲa</text:p>
          </table:table-cell>
          <table:table-cell table:number-columns-repeated="5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w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office:value-type="string">
            <text:p>wi33</text:p>
          </table:table-cell>
          <table:table-cell/>
          <table:table-cell office:value-type="string">
            <text:p>包围</text:p>
          </table:table-cell>
          <table:table-cell table:number-columns-repeated="7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l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lie55</text:p>
          </table:table-cell>
          <table:table-cell/>
          <table:table-cell office:value-type="string">
            <text:p>给</text:p>
          </table:table-cell>
          <table:table-cell table:number-columns-repeated="7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tá ɕ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a33ɕi21</text:p>
          </table:table-cell>
          <table:table-cell/>
          <table:table-cell office:value-type="string">
            <text:p>帮助</text:p>
          </table:table-cell>
          <table:table-cell table:number-columns-repeated="7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ph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a33phi35</text:p>
          </table:table-cell>
          <table:table-cell/>
          <table:table-cell office:value-type="string">
            <text:p>分配</text:p>
          </table:table-cell>
          <table:table-cell table:number-columns-repeated="7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th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thi55</text:p>
          </table:table-cell>
          <table:table-cell/>
          <table:table-cell office:value-type="string">
            <text:p>等</text:p>
          </table:table-cell>
          <table:table-cell table:number-columns-repeated="7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tɕiê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a33dʑie33</text:p>
          </table:table-cell>
          <table:table-cell/>
          <table:table-cell office:value-type="string">
            <text:p>追赶</text:p>
          </table:table-cell>
          <table:table-cell table:number-columns-repeated="7"/>
        </table:table-row>
        <table:table-row table:style-name="ro1">
          <table:table-cell table:style-name="ce1" office:value-type="float" office:value="843">
            <text:p>843</text:p>
          </table:table-cell>
          <table:table-cell office:value-type="string">
            <text:p>á lí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换</text:p>
          </table:table-cell>
          <table:table-cell table:number-columns-repeated="2"/>
          <table:table-cell office:value-type="string">
            <text:p>易</text:p>
          </table:table-cell>
          <table:table-cell table:number-columns-repeated="4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ɣɯě</text:p>
          </table:table-cell>
          <table:table-cell office:value-type="string">
            <text:p>ɯe</text:p>
          </table:table-cell>
          <table:table-cell office:value-type="float" office:value="35">
            <text:p>35</text:p>
          </table:table-cell>
          <table:table-cell office:value-type="string">
            <text:p>ɯe55</text:p>
          </table:table-cell>
          <table:table-cell/>
          <table:table-cell office:value-type="string">
            <text:p>偷</text:p>
          </table:table-cell>
          <table:table-cell table:number-columns-repeated="7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ɲiê</text:p>
          </table:table-cell>
          <table:table-cell office:value-type="string">
            <text:p>ie</text:p>
          </table:table-cell>
          <table:table-cell office:value-type="float" office:value="53">
            <text:p>53</text:p>
          </table:table-cell>
          <table:table-cell office:value-type="string">
            <text:p>ɲie21</text:p>
          </table:table-cell>
          <table:table-cell/>
          <table:table-cell office:value-type="string">
            <text:p>笑</text:p>
          </table:table-cell>
          <table:table-cell table:number-columns-repeated="7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ts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dʑi21</text:p>
          </table:table-cell>
          <table:table-cell/>
          <table:table-cell office:value-type="string">
            <text:p>哭</text:p>
          </table:table-cell>
          <table:table-cell table:number-columns-repeated="7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lí 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lɯ33si33</text:p>
          </table:table-cell>
          <table:table-cell/>
          <table:table-cell office:value-type="string">
            <text:p>喜欢</text:p>
          </table:table-cell>
          <table:table-cell table:number-columns-repeated="7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ǎ ts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a33tshi33</text:p>
          </table:table-cell>
          <table:table-cell/>
          <table:table-cell office:value-type="string">
            <text:p>爱</text:p>
          </table:table-cell>
          <table:table-cell table:number-columns-repeated="7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sí m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si33mo35</text:p>
          </table:table-cell>
          <table:table-cell/>
          <table:table-cell office:value-type="string">
            <text:p>忘</text:p>
          </table:table-cell>
          <table:table-cell table:number-columns-repeated="7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t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die55</text:p>
          </table:table-cell>
          <table:table-cell/>
          <table:table-cell office:value-type="string">
            <text:p>想</text:p>
          </table:table-cell>
          <table:table-cell table:number-columns-repeated="7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kɯê</text:p>
          </table:table-cell>
          <table:table-cell office:value-type="string">
            <text:p>ɯe</text:p>
          </table:table-cell>
          <table:table-cell office:value-type="float" office:value="53">
            <text:p>53</text:p>
          </table:table-cell>
          <table:table-cell office:value-type="string">
            <text:p>gɯe33</text:p>
          </table:table-cell>
          <table:table-cell/>
          <table:table-cell office:value-type="string">
            <text:p>怕</text:p>
          </table:table-cell>
          <table:table-cell table:number-columns-repeated="7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ɣɯê</text:p>
          </table:table-cell>
          <table:table-cell office:value-type="string">
            <text:p>ɯe</text:p>
          </table:table-cell>
          <table:table-cell office:value-type="float" office:value="53">
            <text:p>53</text:p>
          </table:table-cell>
          <table:table-cell office:value-type="string">
            <text:p>zi33gɯe21</text:p>
          </table:table-cell>
          <table:table-cell/>
          <table:table-cell office:value-type="string">
            <text:p>会</text:p>
          </table:table-cell>
          <table:table-cell table:number-columns-repeated="7"/>
        </table:table-row>
        <table:table-row table:style-name="ro1" table:number-rows-repeated="653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eui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haris SIL" svg:font-family="'Charis SIL'"/>
    <style:font-face style:name="CharisSIL" svg:font-family="CharisSIL"/>
    <style:font-face style:name="Gentium" svg:font-family="Gentium"/>
    <style:font-face style:name="Mojikyo-M202" svg:font-family="Mojikyo-M202"/>
    <style:font-face style:name="宋体" svg:font-family="宋体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haris SIL1" svg:font-family="'Charis SIL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text>￥</number:text>
      <number:number number:decimal-places="0" number:min-integer-digits="1" number:grouping="true"/>
    </number:number-style>
    <number:number-style style:name="N121">
      <number:text>￥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0" number:min-integer-digits="1" number:grouping="true"/>
    </number:number-style>
    <number:number-style style:name="N122">
      <style:text-properties fo:color="#ff0000"/>
      <number:text>￥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￥</number:text>
      <number:number number:decimal-places="2" number:min-integer-digits="1" number:grouping="true"/>
    </number:number-style>
    <number:number-style style:name="N123">
      <number:text>￥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2" number:min-integer-digits="1" number:grouping="true"/>
    </number:number-style>
    <number:number-style style:name="N124">
      <style:text-properties fo:color="#ff0000"/>
      <number:text>￥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 ￥</number:text>
      <number:number number:decimal-places="0" number:min-integer-digits="1" number:grouping="true"/>
      <number:text> </number:text>
    </number:number-style>
    <number:number-style style:name="N125P1" style:volatile="true">
      <number:text> ￥-</number:text>
      <number:number number:decimal-places="0" number:min-integer-digits="1" number:grouping="true"/>
      <number:text> </number:text>
    </number:number-style>
    <number:number-style style:name="N125P2" style:volatile="true">
      <number:text> ￥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￥</number:text>
      <number:number number:decimal-places="2" number:min-integer-digits="1" number:grouping="true"/>
      <number:text> </number:text>
    </number:number-style>
    <number:number-style style:name="N127P1" style:volatile="true">
      <number:text> ￥-</number:text>
      <number:number number:decimal-places="2" number:min-integer-digits="1" number:grouping="true"/>
      <number:text> </number:text>
    </number:number-style>
    <number:number-style style:name="N127P2" style:volatile="true">
      <number:text> ￥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8/04/2016</text:date>, <text:time>15:4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5T18:10:35.16</meta:creation-date>
    <dc:date>2016-04-08T15:43:35.87</dc:date>
    <meta:editing-duration>PT03H43M58S</meta:editing-duration>
    <meta:editing-cycles>85</meta:editing-cycles>
    <meta:generator>OpenOffice.org/3.0$Win32 OpenOffice.org_project/300m15$Build-9379</meta:generator>
    <meta:document-statistic meta:table-count="3" meta:cell-count="1221" meta:object-count="0"/>
    <meta:user-defined meta:name="Info 1"/>
    <meta:user-defined meta:name="Info 2"/>
    <meta:user-defined meta:name="Info 3"/>
    <meta:user-defined meta:name="Info 4"/>
  </office:meta>
</office:document-meta>
</file>